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Namikigama</text:span> Moine Niveau  :<text:tab/>Modif <text:tab/><text:tab/>Attaque Sort <text:tab/><text:tab/>Sauvegarde </text:p>
      <text:p text:style-name="Standard"><text:span text:style-name="T2">Focus</text:span> : <text:s text:c="2"/>☐ ☐ ☐ ☐ 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3">DELUGE DE COUPS</text:span> [1 Focus]</text:p>
            <text:p text:style-name="Table_20_Contents">[<text:span text:style-name="T1">Bonus</text:span>] pour faire deux <text:span text:style-name="T1">attaques à mains nues </text:span>de suite.</text:p>
          </table:table-cell>
          <table:table-cell table:style-name="Tableau1.B1" office:value-type="string">
            <text:p text:style-name="Table_20_Contents"><text:span text:style-name="T3">DEFENSE PATIENTE</text:span> [0 / 1 Focus]</text:p>
            <text:p text:style-name="Table_20_Contents">- [<text:span text:style-name="T1">Bonus</text:span>] pour se désengager.</text:p>
            <text:p text:style-name="Table_20_Contents">- [<text:span text:style-name="T1">Bonus</text:span>] Avec <text:span text:style-name="T1">1 Focus</text:span>, se <text:span text:style-name="T1">désengager</text:span> et se mettre en position d' <text:span text:style-name="T1">Esquive</text:span>. 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3">PAS AERIEN</text:span> [0 / 1 Focus]</text:p>
            <text:p text:style-name="Table_20_Contents">- [<text:span text:style-name="T1">Bonus</text:span>] pour <text:span text:style-name="T1">Foncer</text:span>.</text:p>
            <text:p text:style-name="Table_20_Contents">- [<text:span text:style-name="T1">Bonus</text:span>] Avec <text:span text:style-name="T1">1 Focus</text:span> pour se <text:span text:style-name="T1">Désengager</text:span> et <text:span text:style-name="T1">Foncer</text:span> en même temps. Double la longueur du saut. </text:p>
          </table:table-cell>
          <table:table-cell table:style-name="Tableau1.B2" office:value-type="string">
            <text:p text:style-name="Table_20_Contents"><text:span text:style-name="T3">ETRANGE METABOLISME</text:span> [Capacité]</text:p>
            <text:p text:style-name="Table_20_Contents">1 fois par jour.</text:p>
            <text:p text:style-name="Table_20_Contents">- Regagner tous les points de Focus à l'initiative.</text:p>
            <text:p text:style-name="Table_20_Contents">- Regagne <text:span text:style-name="T1">2d6 + 4 points de vie</text:span>.</text:p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<text:span text:style-name="T3">DEVIER LES ATTAQUES </text:span>[Capacité]</text:p>
            <text:p text:style-name="Table_20_Contents">[<text:span text:style-name="T1">Réaction</text:span>] lorsque touché par une attaque physique, il est possible de <text:span text:style-name="T1">réduire</text:span> les dégâts reçus : <text:span text:style-name="T1">1d10 + 7</text:span></text:p>
            <text:p text:style-name="Table_20_Contents">Si les dégats sont réduits à 0, [<text:span text:style-name="T1">1 Focus</text:span>] pour rediriger la force de l'attaque contre une créature visible et à 18m.</text:p>
            <text:p text:style-name="Table_20_Contents"><text:span text:style-name="T1">Jet Sauvegarde Dexterité</text:span> pour ne pas subir 2d6 + 3 dégâts physiques.</text:p>
          </table:table-cell>
          <table:table-cell table:style-name="Tableau1.B2" office:value-type="string">
            <text:p text:style-name="Table_20_Contents"><text:span text:style-name="T3">TENEBRES (Moine)</text:span> [1 Focus OU 1 fois / jour]</text:p>
            <text:p text:style-name="Table_20_Contents">Action – 18m – Concentration </text:p>
            <text:p text:style-name="Table_20_Contents">Créé une zone de ténèbres magiques de <text:span text:style-name="T1">4,5m de rayon</text:span>.</text:p>
            <text:p text:style-name="Table_20_Contents"/>
            <text:p text:style-name="Table_20_Contents">Personne ne peut voir dedans à part le Moine. </text:p>
            <text:p text:style-name="Table_20_Contents"/>
            <text:p text:style-name="Table_20_Contents">Cette zone peut être déplacée de 18m à chaque début du tour.</text:p>
          </table:table-cell>
        </table:table-row>
        <table:table-row>
          <table:table-cell table:style-name="Tableau1.A2" office:value-type="string">
            <text:p text:style-name="Table_20_Contents"><text:span text:style-name="T3">ILLUSION MINEURE</text:span> [0]</text:p>
            <text:p text:style-name="Table_20_Contents">Action – 9m </text:p>
            <text:p text:style-name="Table_20_Contents">Dure 1 minute.</text:p>
            <text:p text:style-name="Table_20_Contents">Créer un son ou une image à portée.</text:p>
            <text:p text:style-name="Table_20_Contents">Un Jet d'<text:span text:style-name="T1">Investigation</text:span> permets de discerner l'illusion.</text:p>
            <text:p text:style-name="Table_20_Contents"><text:span text:style-name="T1">Son </text:span>: D'un murmure à un cri. Peut être une voix, votre voix, un cri de lion, des tambours ou autre.</text:p>
            <text:p text:style-name="Table_20_Contents"><text:span text:style-name="T1">Image </text:span>: Une chaise, des empreintes, un petit coffre de 1,5 m au plus. Elle ne créé pas de son, lumière ou odeur. La toucher révèle l'illusion.</text:p>
          </table:table-cell>
          <table:table-cell table:style-name="Tableau1.B2" office:value-type="string">
            <text:p text:style-name="Table_20_Contents"><text:span text:style-name="T3">TRAIT DE FEU</text:span> [Illimité]</text:p>
            <text:p text:style-name="Table_20_Contents">Action – 36m </text:p>
            <text:p text:style-name="Table_20_Contents">Vous jetez une flamme vers la cible.</text:p>
            <text:p text:style-name="Table_20_Contents"><text:span text:style-name="T1">Jet d'Attaque de Sort </text:span>contre la cible.</text:p>
            <text:p text:style-name="Table_20_Contents">Inflige <text:span text:style-name="T1">1d10 de dégâts de Feu</text:span>. </text:p>
            <text:p text:style-name="Table_20_Contents"/>
            <text:p text:style-name="Table_20_Contents">Passera à 2d10 au niveau 5.</text:p>
          </table:table-cell>
        </table:table-row>
        <table:table-row>
          <table:table-cell table:style-name="Tableau1.A2" office:value-type="string">
            <text:p text:style-name="Table_20_Contents"><text:span text:style-name="T3">REPRESAILLE INFERNALE</text:span> [1 fois / jour]</text:p>
            <text:p text:style-name="Table_20_Contents">Réaction – 18m </text:p>
            <text:p text:style-name="Table_20_Contents">[<text:span text:style-name="T1">Réaction</text:span>] en cas d'attaque subit, entoure l'attaquant de flammes vertes.</text:p>
            <text:p text:style-name="Table_20_Contents"><text:span text:style-name="T1">Jet Sauvegarde Dextérité</text:span> pour <text:span text:style-name="T1">½</text:span> dégats, sinon la totalité de<text:span text:style-name="T1"> 2d10 de Feu</text:span>.</text:p>
          </table:table-cell>
          <table:table-cell table:style-name="Tableau1.B2" office:value-type="string">
            <text:p text:style-name="Table_20_Contents"><text:span text:style-name="T3">THAUMATURGIE</text:span> [Illimité]</text:p>
            <text:p text:style-name="Table_20_Contents">Action – 9m</text:p>
            <text:p text:style-name="Table_20_Contents">Créer l'un des effets suivants :</text:p>
            <text:p text:style-name="Table_20_Contents">- Altérer ses yeux</text:p>
            <text:p text:style-name="Table_20_Contents">- Augmenter la force de votre voix (<text:span text:style-name="T1">AVANTAGE</text:span> sur <text:span text:style-name="T1">Intimidation</text:span>)</text:p>
            <text:p text:style-name="Table_20_Contents">- Faire bouger des flammes.</text:p>
            <text:p text:style-name="Table_20_Contents">- Fermer ou ouvrir brutalement une porte.</text:p>
            <text:p text:style-name="Table_20_Contents">- Son fantomatique.</text:p>
            <text:p text:style-name="Table_20_Contents">- Tremblements du sol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2T01:26:30.09</meta:creation-date>
    <dc:date>2024-09-26T13:16:21.10</dc:date>
    <meta:editing-duration>PT26M14S</meta:editing-duration>
    <meta:editing-cycles>9</meta:editing-cycles>
    <meta:generator>OpenOffice/4.1.7$Win32 OpenOffice.org_project/417m1$Build-9800</meta:generator>
    <meta:document-statistic meta:table-count="1" meta:image-count="0" meta:object-count="0" meta:page-count="1" meta:paragraph-count="49" meta:word-count="389" meta:character-count="2111"/>
  </office:meta>
</office:document-meta>
</file>